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3b5b" officeooo:paragraph-rsid="000f3b5b"/>
    </style:style>
    <style:style style:name="P2" style:family="paragraph" style:parent-style-name="Standard">
      <style:text-properties officeooo:rsid="001113d7" officeooo:paragraph-rsid="001113d7"/>
    </style:style>
    <style:style style:name="P3" style:family="paragraph" style:parent-style-name="Standard">
      <style:text-properties officeooo:rsid="0014aecf" officeooo:paragraph-rsid="0014aecf"/>
    </style:style>
    <style:style style:name="P4" style:family="paragraph" style:parent-style-name="Standard">
      <style:text-properties officeooo:rsid="0015d8e6" officeooo:paragraph-rsid="0015d8e6"/>
    </style:style>
    <style:style style:name="P5" style:family="paragraph" style:parent-style-name="Standard">
      <style:text-properties officeooo:rsid="0017b1ec" officeooo:paragraph-rsid="0017b1ec"/>
    </style:style>
    <style:style style:name="P6" style:family="paragraph" style:parent-style-name="Standard">
      <style:text-properties officeooo:rsid="0018eef6" officeooo:paragraph-rsid="0018eef6"/>
    </style:style>
    <style:style style:name="P7" style:family="paragraph" style:parent-style-name="Standard">
      <style:text-properties officeooo:rsid="0019fbd1" officeooo:paragraph-rsid="0019fbd1"/>
    </style:style>
    <style:style style:name="P8" style:family="paragraph" style:parent-style-name="Standard">
      <style:text-properties officeooo:rsid="001a7ab8" officeooo:paragraph-rsid="001a7ab8"/>
    </style:style>
    <style:style style:name="P9" style:family="paragraph" style:parent-style-name="Standard">
      <style:text-properties officeooo:rsid="001abedb" officeooo:paragraph-rsid="001abedb"/>
    </style:style>
    <style:style style:name="P10" style:family="paragraph" style:parent-style-name="Standard">
      <style:text-properties officeooo:rsid="001c70cd" officeooo:paragraph-rsid="001c70cd"/>
    </style:style>
    <style:style style:name="P11" style:family="paragraph" style:parent-style-name="Standard">
      <style:text-properties officeooo:rsid="001e5c89" officeooo:paragraph-rsid="001e5c89"/>
    </style:style>
    <style:style style:name="P12" style:family="paragraph" style:parent-style-name="Standard">
      <style:text-properties style:text-underline-style="solid" style:text-underline-width="auto" style:text-underline-color="font-color" officeooo:rsid="001e9bd7" officeooo:paragraph-rsid="001e9bd7"/>
    </style:style>
    <style:style style:name="P13" style:family="paragraph" style:parent-style-name="Standard">
      <style:text-properties style:text-underline-style="none" officeooo:rsid="001e9bd7" officeooo:paragraph-rsid="001e9bd7"/>
    </style:style>
    <style:style style:name="P14" style:family="paragraph" style:parent-style-name="Standard">
      <style:text-properties style:text-underline-style="none" officeooo:rsid="001f2bcd" officeooo:paragraph-rsid="001f2bcd"/>
    </style:style>
    <style:style style:name="P15" style:family="paragraph" style:parent-style-name="Standard">
      <style:text-properties style:text-underline-style="none" officeooo:rsid="00212e48" officeooo:paragraph-rsid="00212e48"/>
    </style:style>
    <style:style style:name="P16" style:family="paragraph" style:parent-style-name="Standard">
      <style:text-properties officeooo:rsid="001f9f09" officeooo:paragraph-rsid="001f9f09"/>
    </style:style>
    <style:style style:name="P17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officeooo:rsid="001abedb" officeooo:paragraph-rsid="001abedb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S</text:p>
      <text:p text:style-name="P1"/>
      <text:p text:style-name="P2">PDF OCR python :</text:p>
      <text:p text:style-name="P2"><text:a xlink:type="simple" xlink:href="https://pypi.python.org/pypi/pypdfocr" text:style-name="Internet_20_link" text:visited-style-name="Visited_20_Internet_20_Link">https://pypi.python.org/pypi/pypdfocr</text:a></text:p>
      <text:p text:style-name="P3"><text:a xlink:type="simple" xlink:href="http://www.portailsig.org/content/python-lire-et-ecrire-des-fichiers-microsoft-excel-application-quantum-gis" text:style-name="Internet_20_link" text:visited-style-name="Visited_20_Internet_20_Link"/></text:p>
      <text:p text:style-name="P3">Python Excel :</text:p>
      <text:p text:style-name="P3">Lecture :</text:p>
      <text:p text:style-name="P3"><text:a xlink:type="simple" xlink:href="http://www.portailsig.org/content/python-lire-et-ecrire-des-fichiers-microsoft-excel-application-quantum-gis" text:style-name="Internet_20_link" text:visited-style-name="Visited_20_Internet_20_Link">http://www.portailsig.org/content/python-lire-et-ecrire-des-fichiers-microsoft-excel-application-quantum-gis</text:a></text:p>
      <text:p text:style-name="P5"><text:a xlink:type="simple" xlink:href="https://pypi.python.org/pypi/xlrd" text:style-name="Internet_20_link" text:visited-style-name="Visited_20_Internet_20_Link">https://pypi.python.org/pypi/xlrd</text:a></text:p>
      <text:p text:style-name="P6"><text:a xlink:type="simple" xlink:href="http://www.python-excel.org/" text:style-name="Internet_20_link" text:visited-style-name="Visited_20_Internet_20_Link">http://www.python-excel.org/</text:a></text:p>
      <text:p text:style-name="P16"><text:a xlink:type="simple" xlink:href="https://automatetheboringstuff.com/chapter12/" text:style-name="Internet_20_link" text:visited-style-name="Visited_20_Internet_20_Link">https://automatetheboringstuff.com/chapter12/</text:a></text:p>
      <text:p text:style-name="P16"/>
      <text:p text:style-name="P6"/>
      <text:p text:style-name="P4">python windows</text:p>
      <text:p text:style-name="P4"><text:a xlink:type="simple" xlink:href="http://stackoverflow.com/questions/9493086/python-how-do-you-run-a-py-file" text:style-name="Internet_20_link" text:visited-style-name="Visited_20_Internet_20_Link">http://stackoverflow.com/questions/9493086/python-how-do-you-run-a-py-file</text:a></text:p>
      <text:p text:style-name="P4"><text:a xlink:type="simple" xlink:href="https://docs.python.org/2.7/" text:style-name="Internet_20_link" text:visited-style-name="Visited_20_Internet_20_Link">https://docs.python.org/2.7/</text:a></text:p>
      <text:p text:style-name="P7">+ crawler et machine learning</text:p>
      <text:p text:style-name="P7"><text:a xlink:type="simple" xlink:href="https://www.coursera.org/learn/python-network-data/lecture/yVs95/using-python-on-a-raspberry-pi-linux" text:style-name="Internet_20_link" text:visited-style-name="Visited_20_Internet_20_Link">https://www.coursera.org/learn/python-network-data/lecture/yVs95/using-python-on-a-raspberry-pi-linux</text:a></text:p>
      <text:p text:style-name="P7"/>
      <text:p text:style-name="P8">python exécutable</text:p>
      <text:p text:style-name="P8"><text:a xlink:type="simple" xlink:href="https://openclassrooms.com/courses/apprenez-a-programmer-en-python/distribuer-facilement-nos-programmes-python-avec-cx-freeze" text:style-name="Internet_20_link" text:visited-style-name="Visited_20_Internet_20_Link">https://openclassrooms.com/courses/apprenez-a-programmer-en-python/distribuer-facilement-nos-programmes-python-avec-cx-freeze</text:a></text:p>
      <text:p text:style-name="P8"/>
      <text:p text:style-name="P17">Librairies</text:p>
      <text:p text:style-name="P9">from xlwt import Workbook</text:p>
      <text:p text:style-name="P9">import xlrd</text:p>
      <text:p text:style-name="P10">cx_freeze ?</text:p>
      <text:p text:style-name="P11">Opencv ?</text:p>
      <text:p text:style-name="P11"/>
      <text:p text:style-name="P11"/>
      <text:p text:style-name="P11"/>
      <text:p text:style-name="P11"/>
      <text:p text:style-name="P12">Imports nécessaires :</text:p>
      <text:p text:style-name="P13">exceptions.py</text:p>
      <text:p text:style-name="P14">os</text:p>
      <text:p text:style-name="P15">st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3:11:34.238000000</meta:creation-date>
    <meta:generator>LibreOffice/5.0.6.3$Windows_x86 LibreOffice_project/490fc03b25318460cfc54456516ea2519c11d1aa</meta:generator>
    <dc:date>2016-06-07T17:51:24.841000000</dc:date>
    <meta:editing-duration>PT3H31M25S</meta:editing-duration>
    <meta:editing-cycles>19</meta:editing-cycles>
    <meta:document-statistic meta:table-count="0" meta:image-count="0" meta:object-count="0" meta:page-count="2" meta:paragraph-count="25" meta:word-count="45" meta:character-count="792" meta:non-whitespace-character-count="772"/>
  </office:meta>
</office:document-meta>
</file>